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3.97cm" fo:min-width="17.264cm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6.269cm" fo:min-width="12.759cm"/>
    </style:style>
    <style:style style:name="gr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5.634cm" fo:min-width="12.759cm"/>
    </style:style>
    <style:style style:name="gr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3.208cm" fo:min-width="7.612cm"/>
    </style:style>
    <style:style style:name="gr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1.684cm" fo:min-width="21.48cm"/>
    </style:style>
    <style:style style:name="gr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7.493cm" fo:min-width="10.668cm"/>
    </style:style>
    <style:style style:name="gr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0.795cm" fo:min-width="10.6cm"/>
    </style:style>
    <style:style style:name="gr8" style:family="graphic" style:parent-style-name="standard">
      <style:graphic-properties draw:stroke="none" svg:stroke-color="#3465a4" draw:fill="solid" draw:fill-color="#eae0b7" draw:textarea-horizontal-align="justify" draw:textarea-vertical-align="middle" draw:auto-grow-height="false" fo:min-height="1.778cm" fo:min-width="7.2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73cm"/>
      <style:paragraph-properties style:writing-mode="lr-tb"/>
    </style:style>
    <style:style style:name="gr11" style:family="graphic" style:parent-style-name="standard">
      <style:graphic-properties draw:stroke="none" svg:stroke-color="#3465a4" draw:fill="solid" draw:fill-color="#c1a9cf" draw:textarea-horizontal-align="justify" draw:textarea-vertical-align="middle" draw:auto-grow-height="false" fo:min-height="3.199cm" fo:min-width="10.541cm"/>
      <style:paragraph-properties style:writing-mode="lr-tb"/>
    </style:style>
    <style:style style:name="gr12" style:family="graphic" style:parent-style-name="standard">
      <style:graphic-properties draw:stroke="none" svg:stroke-color="#3465a4" draw:fill="solid" draw:fill-color="#b3cac7" draw:textarea-horizontal-align="justify" draw:textarea-vertical-align="middle" draw:auto-grow-height="false" fo:min-height="3.302cm" fo:min-width="11.97cm"/>
      <style:paragraph-properties style:writing-mode="lr-tb"/>
    </style:style>
    <style:style style:name="gr13" style:family="graphic" style:parent-style-name="standard">
      <style:graphic-properties draw:stroke="none" svg:stroke-color="#3465a4" draw:fill="solid" draw:fill-color="#b3cac7" draw:textarea-horizontal-align="justify" draw:textarea-vertical-align="middle" draw:auto-grow-height="false" fo:min-height="3.302cm" fo:min-width="11.784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="Arrow" draw:marker-end-width="0.421cm" draw:fill="solid" draw:textarea-horizontal-align="center" draw:textarea-vertical-align="middle" fo:padding-top="0.04cm" fo:padding-bottom="0.04cm" fo:padding-left="0.04cm" fo:padding-right="0.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9.0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7cm" fo:min-width="9.5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7cm" fo:min-width="9.5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horizontal-align="center" draw:textarea-vertical-align="middle" fo:padding-top="0.04cm" fo:padding-bottom="0.04cm" fo:padding-left="0.04cm" fo:padding-right="0.04cm"/>
    </style:style>
    <style:style style:name="P1" style:family="paragraph">
      <loext:graphic-properties draw:fill="solid" draw:fill-color="#dddddd"/>
      <style:paragraph-properties fo:text-align="center"/>
      <style:text-properties fo:color="#000000" fo:font-size="24pt" style:font-size-asian="24pt" style:font-size-complex="24pt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ae0b7"/>
      <style:paragraph-properties fo:text-align="center"/>
      <style:text-properties fo:color="#000000"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c1a9c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solid" draw:fill-color="#b3cac7"/>
      <style:paragraph-properties fo:text-align="center"/>
      <style:text-properties fo:color="#000000" fo:font-size="28pt" style:font-size-asian="28pt" style:font-size-complex="2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7.264cm" svg:height="13.97cm" draw:transform="rotate (1.5707963267949) translate (28.575cm 19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59cm" svg:height="6.269cm" svg:x="29.337cm" svg:y="13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59cm" svg:height="5.634cm" svg:x="29.278cm" svg:y="5.3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12cm" svg:height="13.208cm" draw:transform="rotate (1.5707963267949) translate (13.97cm 1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1.48cm" svg:height="11.684cm" draw:transform="rotate (1.5707963267949) translate (0.605cm 21.9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668cm" svg:height="7.493cm" svg:x="1.097cm" svg:y="13.8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6cm" svg:height="10.795cm" svg:x="1.131cm" svg:y="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draw:layer="layout" svg:width="7.239cm" svg:height="1.778cm" svg:x="3.926cm" svg:y="2.808cm">
          <text:p text:style-name="P3"><text:span text:style-name="T1">NIRCa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7.239cm" svg:height="1.778cm" svg:x="3.926cm" svg:y="14.489cm">
          <text:p text:style-name="P3"><text:span text:style-name="T1">Coronographi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7.239cm" svg:height="1.778cm" svg:x="3.926cm" svg:y="16.689cm">
          <text:p text:style-name="P3"><text:span text:style-name="T1">Time Series Ob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7.239cm" svg:height="1.778cm" svg:x="3.926cm" svg:y="18.889cm">
          <text:p text:style-name="P3"><text:span text:style-name="T1">Moving Target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7.239cm" svg:height="1.778cm" svg:x="3.926cm" svg:y="4.908cm">
          <text:p text:style-name="P3"><text:span text:style-name="T1">NIRSpe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" draw:id="id8" draw:layer="layout" svg:width="7.239cm" svg:height="1.778cm" svg:x="3.926cm" svg:y="7.008cm">
          <text:p text:style-name="P3"><text:span text:style-name="T1">NIRIS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7.239cm" svg:height="1.778cm" svg:x="3.926cm" svg:y="9.113cm">
          <text:p text:style-name="P3"><text:span text:style-name="T1">MIRI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7.239cm" svg:height="1.778cm" svg:x="3.926cm" svg:y="11.208cm">
          <text:p text:style-name="P3"><text:span text:style-name="T1">FGS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858cm" svg:height="1.158cm" draw:transform="rotate (1.5707963267949) translate (2.08cm 11.452cm)">
          <draw:text-box>
            <text:p text:style-name="P3">Instrument Teams</text:p>
          </draw:text-box>
        </draw:frame>
        <draw:frame draw:style-name="gr10" draw:text-style-name="P5" draw:layer="layout" svg:width="6.858cm" svg:height="1.873cm" draw:transform="rotate (1.5707963267949) translate (1.48cm 20.952cm)">
          <draw:text-box>
            <text:p text:style-name="P3">Observation Mode</text:p>
            <text:p text:style-name="P3">Working Groups</text:p>
          </draw:text-box>
        </draw:frame>
        <draw:custom-shape draw:style-name="gr11" draw:text-style-name="P6" xml:id="id2" draw:id="id2" draw:layer="layout" svg:width="10.541cm" svg:height="3.199cm" svg:x="15.3cm" svg:y="10.009cm">
          <text:p text:style-name="P3"><text:span text:style-name="T1">Calibration</text:span></text:p>
          <text:p text:style-name="P3"><text:span text:style-name="T1">Working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4" draw:id="id4" draw:layer="layout" svg:width="11.97cm" svg:height="3.302cm" svg:x="29.718cm" svg:y="7.115cm">
          <text:p text:style-name="P3"><text:span text:style-name="T1">Data Management System</text:span></text:p>
          <text:p text:style-name="P3"><text:span text:style-name="T1">Working 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1" draw:id="id11" draw:layer="layout" svg:width="11.784cm" svg:height="3.302cm" svg:x="29.811cm" svg:y="13.511cm">
          <text:p text:style-name="P3"><text:span text:style-name="T1">Science Instrument</text:span></text:p>
          <text:p text:style-name="P3"><text:span text:style-name="T1">Calibration Software Branch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1.165cm" svg:y1="19.778cm" svg:x2="15.3cm" svg:y2="11.608cm" draw:start-shape="id1" draw:start-glue-point="1" draw:end-shape="id2" draw:end-glue-point="3" svg:d="M11165 19778h2067v-8170h2068" svg:viewBox="0 0 4136 8171">
          <text:p/>
        </draw:connector>
        <draw:connector draw:style-name="gr14" draw:text-style-name="P8" draw:layer="layout" svg:x1="11.165cm" svg:y1="17.578cm" svg:x2="15.3cm" svg:y2="11.608cm" draw:start-shape="id3" draw:start-glue-point="1" draw:end-shape="id2" draw:end-glue-point="3" svg:d="M11165 17578h2067v-5970h2068" svg:viewBox="0 0 4136 5971">
          <text:p/>
        </draw:connector>
        <draw:connector draw:style-name="gr14" draw:text-style-name="P8" draw:layer="layout" svg:x1="25.841cm" svg:y1="11.608cm" svg:x2="29.718cm" svg:y2="8.766cm" draw:start-shape="id2" draw:start-glue-point="1" draw:end-shape="id4" draw:end-glue-point="3" svg:d="M25841 11608h1938v-2842h1939" svg:viewBox="0 0 3878 2843">
          <text:p/>
        </draw:connector>
        <draw:connector draw:style-name="gr14" draw:text-style-name="P8" draw:layer="layout" svg:x1="11.165cm" svg:y1="15.378cm" svg:x2="15.3cm" svg:y2="11.608cm" draw:start-shape="id5" draw:start-glue-point="1" draw:end-shape="id2" draw:end-glue-point="3" svg:d="M11165 15378h2067v-3770h2068" svg:viewBox="0 0 4136 3771">
          <text:p/>
        </draw:connector>
        <draw:connector draw:style-name="gr14" draw:text-style-name="P8" draw:layer="layout" svg:x1="11.165cm" svg:y1="12.097cm" svg:x2="15.3cm" svg:y2="11.608cm" draw:start-shape="id6" draw:start-glue-point="1" draw:end-shape="id2" draw:end-glue-point="3" svg:d="M11165 12097h2067v-489h2068" svg:viewBox="0 0 4136 490">
          <text:p/>
        </draw:connector>
        <draw:connector draw:style-name="gr14" draw:text-style-name="P8" draw:layer="layout" svg:x1="11.165cm" svg:y1="10.002cm" svg:x2="15.3cm" svg:y2="11.608cm" draw:start-shape="id7" draw:start-glue-point="1" draw:end-shape="id2" draw:end-glue-point="3" svg:d="M11165 10002h2067v1606h2068" svg:viewBox="0 0 4136 1607">
          <text:p/>
        </draw:connector>
        <draw:connector draw:style-name="gr14" draw:text-style-name="P8" draw:layer="layout" svg:x1="11.165cm" svg:y1="7.897cm" svg:x2="15.3cm" svg:y2="11.608cm" draw:start-shape="id8" draw:start-glue-point="1" draw:end-shape="id2" draw:end-glue-point="3" svg:d="M11165 7897h2067v3711h2068" svg:viewBox="0 0 4136 3712">
          <text:p/>
        </draw:connector>
        <draw:connector draw:style-name="gr14" draw:text-style-name="P8" draw:layer="layout" svg:x1="11.165cm" svg:y1="5.797cm" svg:x2="15.3cm" svg:y2="11.608cm" draw:start-shape="id9" draw:start-glue-point="1" draw:end-shape="id2" draw:end-glue-point="3" svg:d="M11165 5797h2067v5811h2068" svg:viewBox="0 0 4136 5812">
          <text:p/>
        </draw:connector>
        <draw:connector draw:style-name="gr14" draw:text-style-name="P8" draw:layer="layout" svg:x1="11.165cm" svg:y1="3.697cm" svg:x2="15.3cm" svg:y2="11.608cm" draw:start-shape="id10" draw:start-glue-point="1" draw:end-shape="id2" draw:end-glue-point="3" svg:d="M11165 3697h2067v7911h2068" svg:viewBox="0 0 4136 7912">
          <text:p/>
        </draw:connector>
        <draw:frame draw:style-name="gr15" draw:text-style-name="P9" draw:layer="layout" svg:width="9.091cm" svg:height="1.255cm" svg:x="1.902cm" svg:y="0.736cm">
          <draw:text-box>
            <text:p><text:span text:style-name="T2">Propose Algorithms</text:span></text:p>
          </draw:text-box>
        </draw:frame>
        <draw:frame draw:style-name="gr16" draw:text-style-name="P10" draw:layer="layout" svg:width="7.702cm" svg:height="2.477cm" svg:x="16.82cm" svg:y="6.942cm">
          <draw:text-box>
            <text:p text:style-name="P3"><text:span text:style-name="T2">Critical Review</text:span></text:p>
            <text:p text:style-name="P3"><text:span text:style-name="T3">Single Decision Point</text:span></text:p>
          </draw:text-box>
        </draw:frame>
        <draw:frame draw:style-name="gr17" draw:text-style-name="P10" draw:layer="layout" svg:width="7.448cm" svg:height="1.397cm" svg:x="31.914cm" svg:y="3.094cm">
          <draw:text-box>
            <text:p text:style-name="P3"><text:span text:style-name="T2">Implementation</text:span></text:p>
          </draw:text-box>
        </draw:frame>
        <draw:frame draw:style-name="gr18" draw:text-style-name="P11" draw:layer="layout" svg:width="11.811cm" svg:height="1.27cm" svg:x="29.853cm" svg:y="5.699cm">
          <draw:text-box>
            <text:p>Implementation Details &amp; Testing</text:p>
          </draw:text-box>
        </draw:frame>
        <draw:frame draw:style-name="gr10" draw:text-style-name="P5" draw:layer="layout" svg:width="11.811cm" svg:height="1.873cm" svg:x="29.854cm" svg:y="17.099cm">
          <draw:text-box>
            <text:p text:style-name="P3">Coding &amp; Interface to</text:p>
            <text:p text:style-name="P3">Data Management System </text:p>
          </draw:text-box>
        </draw:frame>
        <draw:connector draw:style-name="gr19" draw:text-style-name="P8" draw:layer="layout" svg:x1="35.703cm" svg:y1="13.511cm" svg:x2="35.703cm" svg:y2="10.417cm" draw:start-shape="id11" draw:start-glue-point="0" draw:end-shape="id4" draw:end-glue-point="2" svg:d="M35703 13511v-3094" svg:viewBox="0 0 1 30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3.18cm" fo:page-height="22.2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0T16:39:25.782126747</dc:date>
    <meta:editing-duration>PT21M18S</meta:editing-duration>
    <meta:editing-cycles>12</meta:editing-cycles>
    <meta:generator>LibreOffice/6.4.7.2$Linux_X86_64 LibreOffice_project/40$Build-2</meta:generator>
    <dc:creator>Karl Gordon</dc:creator>
    <meta:document-statistic meta:object-count="35"/>
  </office:meta>
</office:document-meta>
</file>